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81cm" fo:min-width="3.59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3.59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.984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="Arrowheads_20_3" draw:marker-start-width="0.379cm" draw:marker-end="Arrowheads_20_4" draw:marker-end-width="0.3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8cm" fo:min-width="2.005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8cm" fo:min-width="2.32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1.565cm" svg:x="4.492cm" svg:y="2.882cm">
          <text:p text:style-name="P1"><text:span text:style-name="T1">FPGA + CPU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127cm" svg:height="1.588cm" svg:x="4.469cm" svg:y="5.082cm">
          <text:p text:style-name="P3"><text:span text:style-name="T2">Low latency data</text:span></text:p>
          <text:p text:style-name="P4"><text:span text:style-name="T2">(HK, QL &amp; Diagnostics), </text:span></text:p>
          <text:p text:style-name="P4"><text:span text:style-name="T2">Calibration data, and</text:span></text:p>
          <text:p text:style-name="P4"><text:span text:style-name="T2">Bulk science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18cm" svg:height="1.27cm" svg:x="11.159cm" svg:y="3.097cm">
          <text:p text:style-name="P1"><text:span text:style-name="T1">STIX archive</text:span></text:p>
          <text:p text:style-name="P1"><text:span text:style-name="T1"><text:s/></text:span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904cm" svg:y1="1.294cm" svg:x2="5.127cm" svg:y2="2.882cm">
          <text:p/>
        </draw:line>
        <draw:line draw:style-name="gr4" draw:text-style-name="P6" draw:layer="layout" svg:x1="6.397cm" svg:y1="1.294cm" svg:x2="6.397cm" svg:y2="2.882cm">
          <text:p/>
        </draw:line>
        <draw:line draw:style-name="gr5" draw:text-style-name="P6" draw:layer="layout" svg:x1="0.342cm" svg:y1="3.518cm" svg:x2="4.491cm" svg:y2="3.54cm">
          <text:p/>
        </draw:line>
        <draw:frame draw:style-name="gr6" draw:text-style-name="P8" draw:layer="layout" svg:width="3.301cm" svg:height="1.205cm" svg:x="0.216cm" svg:y="2.607cm">
          <draw:text-box>
            <text:p text:style-name="P7"><text:span text:style-name="T2">Science </text:span><text:span text:style-name="T2">data </text:span><text:span text:style-name="T2">request </text:span></text:p>
            <text:p text:style-name="P7"><text:span text:style-name="T2">telecom</text:span><text:span text:style-name="T2">mands</text:span></text:p>
          </draw:text-box>
        </draw:frame>
        <draw:line draw:style-name="gr7" draw:text-style-name="P9" draw:layer="layout" svg:x1="8.619cm" svg:y1="3.63cm" svg:x2="11.159cm" svg:y2="3.63cm">
          <text:p/>
        </draw:line>
        <draw:frame draw:style-name="gr8" draw:text-style-name="P8" draw:layer="layout" svg:width="2.509cm" svg:height="0.887cm" svg:x="8.628cm" svg:y="2.607cm">
          <draw:text-box>
            <text:p text:style-name="P7"><text:span text:style-name="T2">Event data and </text:span></text:p>
            <text:p text:style-name="P7"><text:span text:style-name="T2">high res. </text:span><text:span text:style-name="T2">aspect</text:span></text:p>
          </draw:text-box>
        </draw:frame>
        <draw:line draw:style-name="gr9" draw:text-style-name="P6" draw:layer="layout" svg:x1="10.207cm" svg:y1="1.294cm" svg:x2="7.667cm" svg:y2="2.882cm">
          <text:p/>
        </draw:line>
        <draw:line draw:style-name="gr10" draw:text-style-name="P6" draw:layer="layout" svg:x1="6.374cm" svg:y1="4.447cm" svg:x2="6.374cm" svg:y2="5.082cm">
          <text:p/>
        </draw:line>
        <draw:line draw:style-name="gr11" draw:text-style-name="P6" draw:layer="layout" svg:x1="6.374cm" svg:y1="6.669cm" svg:x2="6.374cm" svg:y2="7.304cm">
          <text:p/>
        </draw:line>
        <draw:frame draw:style-name="gr8" draw:text-style-name="P11" draw:layer="layout" svg:width="1.653cm" svg:height="0.645cm" svg:x="6.374cm" svg:y="6.987cm">
          <draw:text-box>
            <text:p text:style-name="P10"><text:span text:style-name="T1">To S/C </text:span></text:p>
          </draw:text-box>
        </draw:frame>
        <draw:custom-shape draw:style-name="gr12" draw:text-style-name="P2" draw:layer="layout" svg:width="2.539cm" svg:height="0.952cm" svg:x="1.635cm" svg:y="0.342cm">
          <text:p text:style-name="P1"><text:span text:style-name="T1">32 detector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57cm" svg:height="0.952cm" svg:x="5.127cm" svg:y="0.342cm">
          <text:p text:style-name="P1"><text:span text:style-name="T1">Aspect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2.857cm" svg:height="0.952cm" svg:x="8.937cm" svg:y="0.342cm">
          <text:p text:style-name="P4"><text:span text:style-name="T2">Housekeeping</text:span></text:p>
          <text:p text:style-name="P4"><text:span text:style-name="T2">sensors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945cm" svg:height="0.569cm" svg:x="0.572cm" svg:y="5.74cm">
          <draw:text-box>
            <text:p><text:span text:style-name="T2">Raw telemetry 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3.9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0T16:21:33.525013446</meta:creation-date>
    <dc:date>2021-08-10T17:02:36.249285684</dc:date>
    <meta:editing-duration>PT30M50S</meta:editing-duration>
    <meta:editing-cycles>5</meta:editing-cycles>
    <meta:generator>LibreOffice/7.1.4.2$Linux_X86_64 LibreOffice_project/10$Build-2</meta:generator>
    <meta:document-statistic meta:object-count="17"/>
  </office:meta>
</office:document-meta>
</file>